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3cm" fo:break-before="auto" style:use-optimal-row-height="false"/>
    </style:style>
    <style:style style:name="ro4" style:family="table-row">
      <style:table-row-properties style:row-height="1.21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 style:data-style-name="N12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7"/>
        <table:table-column table:style-name="co2" table:default-cell-style-name="ce14"/>
        <table:table-column table:style-name="co2" table:default-cell-style-name="ce7"/>
        <table:table-column table:style-name="co2" table:number-columns-repeated="2" table:default-cell-style-name="ce14"/>
        <table:table-column table:style-name="co2" table:number-columns-repeated="3" table:default-cell-style-name="ce2"/>
        <table:table-column table:style-name="co2" table:number-columns-repeated="16374"/>
        <table:table-row table:style-name="ro1">
          <table:table-cell table:style-name="ce1" office:value-type="string" calcext:value-type="string">
            <text:p>VAT 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office:value-type="string" calcext:value-type="string">
            <text:p>VAT number:</text:p>
          </table:table-cell>
          <table:table-cell table:style-name="ce2"/>
          <table:table-cell table:style-name="ce11" office:value-type="string" calcext:value-type="string">
            <text:p>BE 0781.867.80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Account for VAT payments: </text:p>
          </table:table-cell>
          <table:table-cell table:style-name="ce2"/>
          <table:table-cell table:style-name="ce11" office:value-type="string" calcext:value-type="string">
            <text:p>BE22679200300047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office:value-type="string" calcext:value-type="string">
            <text:p>Communication code:</text:p>
          </table:table-cell>
          <table:table-cell table:style-name="ce2"/>
          <table:table-cell table:style-name="ce11" office:value-type="string" calcext:value-type="string">
            <text:p>+++078/1867/80783+++</text:p>
          </table:table-cell>
          <table:table-cell table:style-name="ce16"/>
          <table:table-cell table:style-name="ce19"/>
          <table:table-cell table:style-name="ce20" table:number-columns-repeated="2"/>
          <table:table-cell table:style-name="ce22" table:number-columns-repeated="16377"/>
        </table:table-row>
        <table:table-row table:style-name="ro2">
          <table:table-cell table:number-columns-repeated="10"/>
          <table:table-cell table:style-name="ce2" table:number-columns-repeated="16374"/>
        </table:table-row>
        <table:table-row table:style-name="ro1">
          <table:table-cell table:style-name="ce1" office:value-type="string" calcext:value-type="string">
            <text:p>Q1 – 08.04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style-name="ce1" table:number-columns-repeated="16377"/>
        </table:table-row>
        <table:table-row table:style-name="ro2">
          <table:table-cell table:number-columns-repeated="10"/>
          <table:table-cell table:style-name="ce2" table:number-columns-repeated="16374"/>
        </table:table-row>
        <table:table-row table:style-name="ro3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style-name="ce3" table:number-columns-repeated="16377"/>
        </table:table-row>
        <table:table-row table:style-name="ro2">
          <table:table-cell table:number-columns-repeated="10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1.Alex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0]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1.Concretedog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6.99" calcext:value-type="currency">
            <text:p>576.99 €</text:p>
          </table:table-cell>
          <table:table-cell table:style-name="ce14" table:formula="of:=21%*[.D11]" office:value-type="currency" office:currency="EUR" office:value="121.1679" calcext:value-type="currency">
            <text:p>121.17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1.Max</text:p>
          </table:table-cell>
          <table:table-cell table:style-name="ce9" office:value-type="string" calcext:value-type="string">
            <text:p>Jan <text:s/>6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1.tanneurs</text:p>
          </table:table-cell>
          <table:table-cell table:style-name="ce9" office:value-type="string" calcext:value-type="string">
            <text:p>Jan 21</text:p>
          </table:table-cell>
          <table:table-cell office:value-type="float" office:value="264" calcext:value-type="float">
            <text:p>264</text:p>
          </table:table-cell>
          <table:table-cell office:value-type="currency" office:currency="EUR" office:value="1923.75" calcext:value-type="currency">
            <text:p>1,923.75 €</text:p>
          </table:table-cell>
          <table:table-cell/>
          <table:table-cell office:value-type="currency" office:currency="EUR" office:value="403.99" calcext:value-type="currency">
            <text:p>403.99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1.Yorik</text:p>
          </table:table-cell>
          <table:table-cell table:style-name="ce9" office:value-type="string" calcext:value-type="string">
            <text:p>Jan 10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405" calcext:value-type="currency">
            <text:p>405.00 €</text:p>
          </table:table-cell>
          <table:table-cell table:style-name="ce14"/>
          <table:table-cell table:formula="of:=[.D14]*21%" office:value-type="currency" office:currency="EUR" office:value="85.05" calcext:value-type="currency">
            <text:p>85.05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2.Adrian</text:p>
          </table:table-cell>
          <table:table-cell table:style-name="ce9" office:value-type="string" calcext:value-type="string">
            <text:p>Feb 17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83.99" calcext:value-type="currency">
            <text:p>983.99 €</text:p>
          </table:table-cell>
          <table:table-cell table:style-name="ce14" table:formula="of:=21%*[.D15]" office:value-type="currency" office:currency="EUR" office:value="206.6379" calcext:value-type="currency">
            <text:p>206.64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2.Ajinkya.01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1" calcext:value-type="float">
            <text:p>241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21%*[.D16]" office:value-type="currency" office:currency="EUR" office:value="210" calcext:value-type="currency">
            <text:p>210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2.Ajinkya.02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1" calcext:value-type="float">
            <text:p>241</text:p>
          </table:table-cell>
          <table:table-cell office:value-type="currency" office:currency="EUR" office:value="200" calcext:value-type="currency">
            <text:p>200.00 €</text:p>
          </table:table-cell>
          <table:table-cell table:style-name="ce14" table:formula="of:=21%*[.D17]" office:value-type="currency" office:currency="EUR" office:value="42" calcext:value-type="currency">
            <text:p>42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2.Alex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18]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2.Concretedog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9.82" calcext:value-type="currency">
            <text:p>579.82 €</text:p>
          </table:table-cell>
          <table:table-cell table:style-name="ce14" table:formula="of:=21%*[.D19]" office:value-type="currency" office:currency="EUR" office:value="121.7622" calcext:value-type="currency">
            <text:p>121.76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2.levevre</text:p>
          </table:table-cell>
          <table:table-cell table:style-name="ce9" office:value-type="string" calcext:value-type="string">
            <text:p>Feb 14</text:p>
          </table:table-cell>
          <table:table-cell office:value-type="float" office:value="264" calcext:value-type="float">
            <text:p>264</text:p>
          </table:table-cell>
          <table:table-cell office:value-type="currency" office:currency="EUR" office:value="2980" calcext:value-type="currency">
            <text:p>2,980.00 €</text:p>
          </table:table-cell>
          <table:table-cell/>
          <table:table-cell office:value-type="currency" office:currency="EUR" office:value="233.44" calcext:value-type="currency">
            <text:p>233.44 €</text:p>
          </table:table-cell>
          <table:table-cell office:value-type="currency" office:currency="EUR" office:value="219.03" calcext:value-type="currency">
            <text:p>219.03 €</text:p>
          </table:table-cell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2.Max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2.Yorik</text:p>
          </table:table-cell>
          <table:table-cell table:style-name="ce9" office:value-type="string" calcext:value-type="string">
            <text:p>Feb <text:s/>7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401" calcext:value-type="currency">
            <text:p>401.00 €</text:p>
          </table:table-cell>
          <table:table-cell table:style-name="ce14"/>
          <table:table-cell table:formula="of:=[.D22]*21%" office:value-type="currency" office:currency="EUR" office:value="84.21" calcext:value-type="currency">
            <text:p>84.21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3.Adrian</text:p>
          </table:table-cell>
          <table:table-cell table:style-name="ce9" office:value-type="string" calcext:value-type="string">
            <text:p>Mar 12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73.92" calcext:value-type="currency">
            <text:p>973.92 €</text:p>
          </table:table-cell>
          <table:table-cell table:style-name="ce14" table:formula="of:=21%*[.D23]" office:value-type="currency" office:currency="EUR" office:value="204.5232" calcext:value-type="currency">
            <text:p>204.52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3.Alex</text:p>
          </table:table-cell>
          <table:table-cell table:style-name="ce9" office:value-type="string" calcext:value-type="string">
            <text:p>Mar <text:s/>3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21%*[.D24]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3.Concretedog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6.3" calcext:value-type="currency">
            <text:p>576.30 €</text:p>
          </table:table-cell>
          <table:table-cell table:style-name="ce14" table:formula="of:=21%*[.D25]" office:value-type="currency" office:currency="EUR" office:value="121.023" calcext:value-type="currency">
            <text:p>121.02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3.ISO</text:p>
          </table:table-cell>
          <table:table-cell table:style-name="ce9" office:value-type="string" calcext:value-type="string">
            <text:p>Mar 12</text:p>
          </table:table-cell>
          <table:table-cell office:value-type="float" office:value="316" calcext:value-type="float">
            <text:p>316</text:p>
          </table:table-cell>
          <table:table-cell office:value-type="currency" office:currency="EUR" office:value="208" calcext:value-type="currency">
            <text:p>208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3.Max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3.Pieter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248" calcext:value-type="float">
            <text:p>248</text:p>
          </table:table-cell>
          <table:table-cell office:value-type="currency" office:currency="EUR" office:value="8000" calcext:value-type="currency">
            <text:p>8,000.00 €</text:p>
          </table:table-cell>
          <table:table-cell table:style-name="ce14" table:formula="of:=21%*[.D28]" office:value-type="currency" office:currency="EUR" office:value="1680" calcext:value-type="currency">
            <text:p>1,680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3.Yorik</text:p>
          </table:table-cell>
          <table:table-cell table:style-name="ce9" office:value-type="string" calcext:value-type="string">
            <text:p>Mar <text:s/>7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84" calcext:value-type="currency">
            <text:p>384.00 €</text:p>
          </table:table-cell>
          <table:table-cell/>
          <table:table-cell table:formula="of:=[.D29]*21%" office:value-type="currency" office:currency="EUR" office:value="80.64" calcext:value-type="currency">
            <text:p>80.64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/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10:.D29])" office:value-type="currency" office:currency="EUR" office:value="23692.77" calcext:value-type="currency">
            <text:p>23,692.77 €</text:p>
          </table:table-cell>
          <table:table-cell table:style-name="ce18" table:formula="of:=SUM([.E10:.E29])" office:value-type="currency" office:currency="EUR" office:value="3022.1142" calcext:value-type="currency">
            <text:p>3,022.11 €</text:p>
          </table:table-cell>
          <table:table-cell table:style-name="ce18" table:formula="of:=SUM([.F10:.F29])" office:value-type="currency" office:currency="EUR" office:value="887.33" calcext:value-type="currency">
            <text:p>887.33 €</text:p>
          </table:table-cell>
          <table:table-cell table:style-name="ce18" table:formula="of:=SUM([.G10:.G29])" office:value-type="currency" office:currency="EUR" office:value="219.03" calcext:value-type="currency">
            <text:p>219.03 €</text:p>
          </table:table-cell>
          <table:table-cell table:style-name="ce4" table:number-columns-repeated="16377"/>
        </table:table-row>
        <table:table-row table:style-name="ro2">
          <table:table-cell/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Default"/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13]+[.D14]+[.D20]+[.D22]+[.D29]" office:value-type="currency" office:currency="EUR" office:value="6093.75" calcext:value-type="currency">
            <text:p>6,093.75 €</text:p>
          </table:table-cell>
          <table:table-cell table:number-columns-repeated="2"/>
          <table:table-cell table:style-name="ce21" table:number-columns-repeated="2"/>
          <table:table-cell table:number-columns-repeated="2"/>
          <table:table-cell table:style-name="ce2" table:number-columns-repeated="16374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31]+[.G31]" office:value-type="currency" office:currency="EUR" office:value="1106.36" calcext:value-type="currency">
            <text:p>1,106.36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10]+[.D11]+[.D15]+[.D16]+[.D17]+[.D18]+[.D19]+[.D23]+[.D24]+[.D25]+[.D28]" office:value-type="currency" office:currency="EUR" office:value="14391.02" calcext:value-type="currency">
            <text:p>14,391.02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31]" office:value-type="currency" office:currency="EUR" office:value="3022.1142" calcext:value-type="currency">
            <text:p>3,022.11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style-name="ce2" table:number-columns-repeated="16374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38]-[.D36]" office:value-type="currency" office:currency="EUR" office:value="1915.7542" calcext:value-type="currency">
            <text:p>1,915.75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style-name="ce2" table:number-columns-repeated="16374"/>
        </table:table-row>
        <table:table-row table:style-name="ro2">
          <table:table-cell office:value-type="string" calcext:value-type="string">
            <text:p>Amount in our VAT balance after 2024Q4</text:p>
          </table:table-cell>
          <table:table-cell/>
          <table:table-cell table:style-name="ce14"/>
          <table:table-cell table:style-name="ce18" office:value-type="currency" office:currency="EUR" office:value="1011.94" calcext:value-type="currency">
            <text:p>1,011.94 €</text:p>
          </table:table-cell>
          <table:table-cell table:style-name="ce14"/>
          <table:table-cell/>
          <table:table-cell table:style-name="ce2"/>
          <table:table-cell table:number-columns-repeated="2"/>
          <table:table-cell table:style-name="Default"/>
          <table:table-cell table:style-name="ce2" table:number-columns-repeated="16374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39]-[.D40]" office:value-type="currency" office:currency="EUR" office:value="903.8142" calcext:value-type="currency">
            <text:p>903.81 €</text:p>
          </table:table-cell>
          <table:table-cell table:style-name="Default" table:number-columns-repeated="6"/>
          <table:table-cell table:style-name="ce2" table:number-columns-repeated="16374"/>
        </table:table-row>
        <table:table-row table:style-name="ro2">
          <table:table-cell table:style-name="Default" table:number-columns-repeated="10"/>
          <table:table-cell table:style-name="ce2" table:number-columns-repeated="16374"/>
        </table:table-row>
        <table:table-row table:style-name="ro1">
          <table:table-cell table:style-name="ce1" office:value-type="string" calcext:value-type="string">
            <text:p>Q2 – 07.07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 table:number-columns-repeated="2"/>
          <table:table-cell table:number-columns-repeated="3"/>
          <table:table-cell table:style-name="ce2" table:number-columns-repeated="16374"/>
        </table:table-row>
        <table:table-row table:style-name="ro2">
          <table:table-cell table:number-columns-repeated="10"/>
          <table:table-cell table:style-name="ce2" table:number-columns-repeated="16374"/>
        </table:table-row>
        <table:table-row table:style-name="ro4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number-columns-repeated="3"/>
          <table:table-cell table:style-name="ce2" table:number-columns-repeated="16374"/>
        </table:table-row>
        <table:table-row table:style-name="ro2">
          <table:table-cell table:number-columns-repeated="10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4.Adrian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88.92" calcext:value-type="currency">
            <text:p>988.92 €</text:p>
          </table:table-cell>
          <table:table-cell table:style-name="ce14" table:formula="of:=[.D47]*0.21" office:value-type="currency" office:currency="EUR" office:value="207.6732" calcext:value-type="currency">
            <text:p>207.67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4.Ajinkya.pdf</text:p>
          </table:table-cell>
          <table:table-cell table:style-name="ce9" office:value-type="string" calcext:value-type="string">
            <text:p>28.04.2025</text:p>
          </table:table-cell>
          <table:table-cell office:value-type="float" office:value="326" calcext:value-type="float">
            <text:p>326</text:p>
          </table:table-cell>
          <table:table-cell office:value-type="currency" office:currency="EUR" office:value="2000" calcext:value-type="currency">
            <text:p>2,000.00 €</text:p>
          </table:table-cell>
          <table:table-cell table:style-name="ce14" table:formula="of:=[.D48]*0.21" office:value-type="currency" office:currency="EUR" office:value="420" calcext:value-type="currency">
            <text:p>420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4.Alex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49]*0.21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4.Concretedog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5.83" calcext:value-type="currency">
            <text:p>565.83 €</text:p>
          </table:table-cell>
          <table:table-cell table:style-name="ce14" table:formula="of:=[.D50]*0.21" office:value-type="currency" office:currency="EUR" office:value="118.8243" calcext:value-type="currency">
            <text:p>118.82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4.Max.pdf</text:p>
          </table:table-cell>
          <table:table-cell table:style-name="ce9" office:value-type="string" calcext:value-type="string">
            <text:p>07.04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4.Pieter.pdf</text:p>
          </table:table-cell>
          <table:table-cell table:style-name="ce9" office:value-type="string" calcext:value-type="string">
            <text:p>14.04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40.24" calcext:value-type="currency">
            <text:p>440.24 €</text:p>
          </table:table-cell>
          <table:table-cell table:style-name="ce14" table:formula="of:=[.D52]*0.21" office:value-type="currency" office:currency="EUR" office:value="92.4504" calcext:value-type="currency">
            <text:p>92.45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5.Adrian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51.59" calcext:value-type="currency">
            <text:p>951.59 €</text:p>
          </table:table-cell>
          <table:table-cell table:style-name="ce14" table:formula="of:=[.D53]*0.21" office:value-type="currency" office:currency="EUR" office:value="199.8339" calcext:value-type="currency">
            <text:p>199.83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5.Alex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54]*0.21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5.Concretedog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8.9" calcext:value-type="currency">
            <text:p>568.90 €</text:p>
          </table:table-cell>
          <table:table-cell table:style-name="ce14" table:formula="of:=[.D55]*0.21" office:value-type="currency" office:currency="EUR" office:value="119.469" calcext:value-type="currency">
            <text:p>119.47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5.Gandi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222" calcext:value-type="float">
            <text:p>222</text:p>
          </table:table-cell>
          <table:table-cell office:value-type="currency" office:currency="EUR" office:value="51.06" calcext:value-type="currency">
            <text:p>51.06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5.Max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5.Pieter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39.69" calcext:value-type="currency">
            <text:p>439.69 €</text:p>
          </table:table-cell>
          <table:table-cell table:style-name="ce14" table:formula="of:=[.D58]*0.21" office:value-type="currency" office:currency="EUR" office:value="92.3349" calcext:value-type="currency">
            <text:p>92.33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5.printgenie.pdf</text:p>
          </table:table-cell>
          <table:table-cell table:style-name="ce9" office:value-type="string" calcext:value-type="string">
            <text:p>23.04.2025</text:p>
          </table:table-cell>
          <table:table-cell office:value-type="float" office:value="325" calcext:value-type="float">
            <text:p>325</text:p>
          </table:table-cell>
          <table:table-cell office:value-type="currency" office:currency="EUR" office:value="203.26" calcext:value-type="currency">
            <text:p>203.26 €</text:p>
          </table:table-cell>
          <table:table-cell table:style-name="ce14"/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5.Yorik.pdf</text:p>
          </table:table-cell>
          <table:table-cell table:style-name="ce9" office:value-type="string" calcext:value-type="string">
            <text:p>07.05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67" calcext:value-type="currency">
            <text:p>367.00 €</text:p>
          </table:table-cell>
          <table:table-cell table:style-name="ce14"/>
          <table:table-cell table:formula="of:=[.D60]*0.21" office:value-type="currency" office:currency="EUR" office:value="77.07" calcext:value-type="currency">
            <text:p>77.07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6.Adrian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51.51" calcext:value-type="currency">
            <text:p>951.51 €</text:p>
          </table:table-cell>
          <table:table-cell table:style-name="ce14" table:formula="of:=[.D61]*0.21" office:value-type="currency" office:currency="EUR" office:value="199.8171" calcext:value-type="currency">
            <text:p>199.82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6.Ajinkya.pdf</text:p>
          </table:table-cell>
          <table:table-cell table:style-name="ce9" office:value-type="string" calcext:value-type="string">
            <text:p>27.06.2025</text:p>
          </table:table-cell>
          <table:table-cell office:value-type="float" office:value="341" calcext:value-type="float">
            <text:p>341</text:p>
          </table:table-cell>
          <table:table-cell office:value-type="currency" office:currency="EUR" office:value="521.99" calcext:value-type="currency">
            <text:p>521.99 €</text:p>
          </table:table-cell>
          <table:table-cell table:style-name="ce14" table:formula="of:=[.D62]*0.21" office:value-type="currency" office:currency="EUR" office:value="109.6179" calcext:value-type="currency">
            <text:p>109.62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6.Alex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63]*0.21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6.Concretedog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71.95" calcext:value-type="currency">
            <text:p>571.95 €</text:p>
          </table:table-cell>
          <table:table-cell table:style-name="ce14" table:formula="of:=[.D64]*0.21" office:value-type="currency" office:currency="EUR" office:value="120.1095" calcext:value-type="currency">
            <text:p>120.11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6.Max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/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6.Pieter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38.87" calcext:value-type="currency">
            <text:p>438.87 €</text:p>
          </table:table-cell>
          <table:table-cell table:style-name="ce14" table:formula="of:=[.D66]*0.21" office:value-type="currency" office:currency="EUR" office:value="92.1627" calcext:value-type="currency">
            <text:p>92.16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6.Yorik.pdf</text:p>
          </table:table-cell>
          <table:table-cell table:style-name="ce9" office:value-type="string" calcext:value-type="string">
            <text:p>10.06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66" calcext:value-type="currency">
            <text:p>366.00 €</text:p>
          </table:table-cell>
          <table:table-cell/>
          <table:table-cell table:formula="of:=[.D67]*0.21" office:value-type="currency" office:currency="EUR" office:value="76.86" calcext:value-type="currency">
            <text:p>76.86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/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47:.D67])" office:value-type="currency" office:currency="EUR" office:value="13926.81" calcext:value-type="currency">
            <text:p>13,926.81 €</text:p>
          </table:table-cell>
          <table:table-cell table:style-name="ce18" table:formula="of:=SUM([.E47:.E67])" office:value-type="currency" office:currency="EUR" office:value="2087.2929" calcext:value-type="currency">
            <text:p>2,087.29 €</text:p>
          </table:table-cell>
          <table:table-cell table:style-name="ce18" table:formula="of:=SUM([.F47:.F67])" office:value-type="currency" office:currency="EUR" office:value="153.93" calcext:value-type="currency">
            <text:p>153.93 €</text:p>
          </table:table-cell>
          <table:table-cell table:style-name="ce18" table:formula="of:=SUM([.G47:.G67])" office:value-type="currency" office:currency="EUR" office:value="0" calcext:value-type="currency">
            <text:p>0.00 €</text:p>
          </table:table-cell>
          <table:table-cell table:number-columns-repeated="3"/>
          <table:table-cell table:style-name="ce2" table:number-columns-repeated="16374"/>
        </table:table-row>
        <table:table-row table:style-name="ro2">
          <table:table-cell/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Default"/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60]+[.D67]" office:value-type="currency" office:currency="EUR" office:value="733" calcext:value-type="currency">
            <text:p>733.00 €</text:p>
          </table:table-cell>
          <table:table-cell table:number-columns-repeated="2"/>
          <table:table-cell table:style-name="ce21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69]+[.G69]" office:value-type="currency" office:currency="EUR" office:value="153.93" calcext:value-type="currency">
            <text:p>153.93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47]+[.D48]+[.D49]+[.D50]+[.D52]+[.D53]+[.D54]+[.D55]+[.D58]+[.D61]+[.D62]+[.D63]+[.D64]+[.D66]" office:value-type="currency" office:currency="EUR" office:value="9939.49" calcext:value-type="currency">
            <text:p>9,939.49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69]" office:value-type="currency" office:currency="EUR" office:value="2087.2929" calcext:value-type="currency">
            <text:p>2,087.29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76]-[.D74]" office:value-type="currency" office:currency="EUR" office:value="1933.3629" calcext:value-type="currency">
            <text:p>1,933.36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Amount in our VAT balance after 2025Q1</text:p>
          </table:table-cell>
          <table:table-cell/>
          <table:table-cell table:style-name="ce14"/>
          <table:table-cell table:style-name="ce18" office:value-type="currency" office:currency="EUR" office:value="0" calcext:value-type="currency">
            <text:p>0.00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77]-[.D78]" office:value-type="currency" office:currency="EUR" office:value="1933.3629" calcext:value-type="currency">
            <text:p>1,933.36 €</text:p>
          </table:table-cell>
          <table:table-cell table:style-name="Default" table:number-columns-repeated="3"/>
          <table:table-cell table:number-columns-repeated="3"/>
          <table:table-cell table:style-name="ce2" table:number-columns-repeated="16374"/>
        </table:table-row>
        <table:table-row table:style-name="ro2">
          <table:table-cell table:style-name="Default" table:number-columns-repeated="7"/>
          <table:table-cell table:number-columns-repeated="3"/>
          <table:table-cell table:style-name="ce2" table:number-columns-repeated="16374"/>
        </table:table-row>
        <table:table-row table:style-name="ro1">
          <table:table-cell table:style-name="ce1" office:value-type="string" calcext:value-type="string">
            <text:p>Q3 – 10.10.2025</text:p>
          </table:table-cell>
          <table:table-cell table:style-name="ce6" table:number-columns-repeated="2"/>
          <table:table-cell table:style-name="ce15"/>
          <table:table-cell table:style-name="ce6"/>
          <table:table-cell table:style-name="ce15"/>
          <table:table-cell table:number-columns-repeated="4"/>
          <table:table-cell table:style-name="ce2" table:number-columns-repeated="16374"/>
        </table:table-row>
        <table:table-row table:style-name="ro2">
          <table:table-cell table:number-columns-repeated="10"/>
          <table:table-cell table:style-name="ce2" table:number-columns-repeated="16374"/>
        </table:table-row>
        <table:table-row table:style-name="ro4">
          <table:table-cell table:style-name="ce3" office:value-type="string" calcext:value-type="string">
            <text:p>Invoic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Issue</text:p>
          </table:table-cell>
          <table:table-cell table:style-name="ce17" office:value-type="string" calcext:value-type="string">
            <text:p>Amount</text:p>
          </table:table-cell>
          <table:table-cell table:style-name="ce8" office:value-type="string" calcext:value-type="string">
            <text:p>Reverse-charged VAT 21%</text:p>
          </table:table-cell>
          <table:table-cell table:style-name="ce17" office:value-type="string" calcext:value-type="string">
            <text:p>Charged VAT 21%</text:p>
          </table:table-cell>
          <table:table-cell table:style-name="ce17" office:value-type="string" calcext:value-type="string">
            <text:p>Charged VAT 12%</text:p>
          </table:table-cell>
          <table:table-cell table:number-columns-repeated="3"/>
          <table:table-cell table:style-name="ce2" table:number-columns-repeated="16374"/>
        </table:table-row>
        <table:table-row table:style-name="ro2">
          <table:table-cell table:number-columns-repeated="10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7.Adrian.pdf</text:p>
          </table:table-cell>
          <table:table-cell table:style-name="ce9" office:value-type="string" calcext:value-type="string">
            <text:p>06.07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79.31" calcext:value-type="currency">
            <text:p>979.31 €</text:p>
          </table:table-cell>
          <table:table-cell table:style-name="ce14" table:formula="of:=[.D85]*21%" office:value-type="currency" office:currency="EUR" office:value="205.6551" calcext:value-type="currency">
            <text:p>205.66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7.Alex.pdf</text:p>
          </table:table-cell>
          <table:table-cell office:value-type="string" calcext:value-type="string">
            <text:p>30.06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86]*21%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7.Concretedog.pdf</text:p>
          </table:table-cell>
          <table:table-cell office:value-type="string" calcext:value-type="string">
            <text:p>04.07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0.42" calcext:value-type="currency">
            <text:p>560.42 €</text:p>
          </table:table-cell>
          <table:table-cell table:style-name="ce14" table:formula="of:=[.D87]*21%" office:value-type="currency" office:currency="EUR" office:value="117.6882" calcext:value-type="currency">
            <text:p>117.69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7.Max.pdf</text:p>
          </table:table-cell>
          <table:table-cell office:value-type="string" calcext:value-type="string">
            <text:p>01.07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7.Pieter.pdf</text:p>
          </table:table-cell>
          <table:table-cell office:value-type="string" calcext:value-type="string">
            <text:p>03.07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25.08" calcext:value-type="currency">
            <text:p>425.08 €</text:p>
          </table:table-cell>
          <table:table-cell table:style-name="ce14" table:formula="of:=[.D89]*21%" office:value-type="currency" office:currency="EUR" office:value="89.2668" calcext:value-type="currency">
            <text:p>89.27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7.Yorik.pdf</text:p>
          </table:table-cell>
          <table:table-cell office:value-type="string" calcext:value-type="string">
            <text:p>07.07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56" calcext:value-type="currency">
            <text:p>356.00 €</text:p>
          </table:table-cell>
          <table:table-cell/>
          <table:table-cell table:formula="of:=[.D90]*21%" office:value-type="currency" office:currency="EUR" office:value="74.76" calcext:value-type="currency">
            <text:p>74.76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8.Adrian.pdf</text:p>
          </table:table-cell>
          <table:table-cell office:value-type="string" calcext:value-type="string">
            <text:p>17.08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24.16" calcext:value-type="currency">
            <text:p>924.16 €</text:p>
          </table:table-cell>
          <table:table-cell table:style-name="ce14" table:formula="of:=[.D91]*21%" office:value-type="currency" office:currency="EUR" office:value="194.0736" calcext:value-type="currency">
            <text:p>194.07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8.Alex.pdf</text:p>
          </table:table-cell>
          <table:table-cell office:value-type="string" calcext:value-type="string">
            <text:p>31.07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25" calcext:value-type="currency">
            <text:p>525.00 €</text:p>
          </table:table-cell>
          <table:table-cell table:style-name="ce14" table:formula="of:=[.D92]*21%" office:value-type="currency" office:currency="EUR" office:value="110.25" calcext:value-type="currency">
            <text:p>110.25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8.Concretedog.pdf</text:p>
          </table:table-cell>
          <table:table-cell office:value-type="string" calcext:value-type="string">
            <text:p>04.08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60.57" calcext:value-type="currency">
            <text:p>560.57 €</text:p>
          </table:table-cell>
          <table:table-cell table:style-name="ce14" table:formula="of:=[.D93]*21%" office:value-type="currency" office:currency="EUR" office:value="117.7197" calcext:value-type="currency">
            <text:p>117.72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8.Gandi.pdf</text:p>
          </table:table-cell>
          <table:table-cell office:value-type="string" calcext:value-type="string">
            <text:p>27.08.2025</text:p>
          </table:table-cell>
          <table:table-cell office:value-type="float" office:value="222" calcext:value-type="float">
            <text:p>222</text:p>
          </table:table-cell>
          <table:table-cell office:value-type="currency" office:currency="EUR" office:value="259" calcext:value-type="currency">
            <text:p>259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8.Max.pdf</text:p>
          </table:table-cell>
          <table:table-cell office:value-type="string" calcext:value-type="string">
            <text:p>01.08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8.Pieter.pdf</text:p>
          </table:table-cell>
          <table:table-cell office:value-type="string" calcext:value-type="string">
            <text:p>05.08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31.5" calcext:value-type="currency">
            <text:p>431.50 €</text:p>
          </table:table-cell>
          <table:table-cell table:style-name="ce14" table:formula="of:=[.D96]*21%" office:value-type="currency" office:currency="EUR" office:value="90.615" calcext:value-type="currency">
            <text:p>90.62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8.Yorik.pdf</text:p>
          </table:table-cell>
          <table:table-cell office:value-type="string" calcext:value-type="string">
            <text:p>19.08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57.48" calcext:value-type="currency">
            <text:p>357.48 €</text:p>
          </table:table-cell>
          <table:table-cell/>
          <table:table-cell table:formula="of:=[.D97]*21%" office:value-type="currency" office:currency="EUR" office:value="75.0708" calcext:value-type="currency">
            <text:p>75.07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Adrian.pdf</text:p>
          </table:table-cell>
          <table:table-cell office:value-type="string" calcext:value-type="string">
            <text:p>29.09.2025</text:p>
          </table:table-cell>
          <table:table-cell office:value-type="float" office:value="100" calcext:value-type="float">
            <text:p>100</text:p>
          </table:table-cell>
          <table:table-cell office:value-type="currency" office:currency="EUR" office:value="924.29" calcext:value-type="currency">
            <text:p>924.29 €</text:p>
          </table:table-cell>
          <table:table-cell table:style-name="ce14" table:formula="of:=[.D98]*21%" office:value-type="currency" office:currency="EUR" office:value="194.1009" calcext:value-type="currency">
            <text:p>194.1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Alex.pdf</text:p>
          </table:table-cell>
          <table:table-cell office:value-type="string" calcext:value-type="string">
            <text:p>28.08.2025</text:p>
          </table:table-cell>
          <table:table-cell office:value-type="float" office:value="217" calcext:value-type="float">
            <text:p>217</text:p>
          </table:table-cell>
          <table:table-cell office:value-type="currency" office:currency="EUR" office:value="550" calcext:value-type="currency">
            <text:p>550.00 €</text:p>
          </table:table-cell>
          <table:table-cell table:style-name="ce14" table:formula="of:=[.D99]*21%" office:value-type="currency" office:currency="EUR" office:value="115.5" calcext:value-type="currency">
            <text:p>115.5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Concretedog.pdf</text:p>
          </table:table-cell>
          <table:table-cell office:value-type="string" calcext:value-type="string">
            <text:p>01.09.2025</text:p>
          </table:table-cell>
          <table:table-cell office:value-type="float" office:value="113" calcext:value-type="float">
            <text:p>113</text:p>
          </table:table-cell>
          <table:table-cell office:value-type="currency" office:currency="EUR" office:value="557.59" calcext:value-type="currency">
            <text:p>557.59 €</text:p>
          </table:table-cell>
          <table:table-cell table:style-name="ce14" table:formula="of:=[.D100]*21%" office:value-type="currency" office:currency="EUR" office:value="117.0939" calcext:value-type="currency">
            <text:p>117.09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DigitalOcean.pdf</text:p>
          </table:table-cell>
          <table:table-cell office:value-type="string" calcext:value-type="string">
            <text:p>04.09.2025</text:p>
          </table:table-cell>
          <table:table-cell office:value-type="float" office:value="375" calcext:value-type="float">
            <text:p>375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Kurt.pdf</text:p>
          </table:table-cell>
          <table:table-cell office:value-type="string" calcext:value-type="string">
            <text:p>04.09.2025</text:p>
          </table:table-cell>
          <table:table-cell office:value-type="float" office:value="359" calcext:value-type="float">
            <text:p>359</text:p>
          </table:table-cell>
          <table:table-cell office:value-type="currency" office:currency="EUR" office:value="1000" calcext:value-type="currency">
            <text:p>1,000.00 €</text:p>
          </table:table-cell>
          <table:table-cell table:style-name="ce14" table:formula="of:=[.D102]*21%" office:value-type="currency" office:currency="EUR" office:value="210" calcext:value-type="currency">
            <text:p>210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Max.pdf</text:p>
          </table:table-cell>
          <table:table-cell office:value-type="string" calcext:value-type="string">
            <text:p>01.09.2025</text:p>
          </table:table-cell>
          <table:table-cell office:value-type="float" office:value="168" calcext:value-type="float">
            <text:p>168</text:p>
          </table:table-cell>
          <table:table-cell office:value-type="currency" office:currency="EUR" office:value="1000" calcext:value-type="currency">
            <text:p>1,000.00 €</text:p>
          </table:table-cell>
          <table:table-cell table:number-columns-repeated="6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Paddle.pdf</text:p>
          </table:table-cell>
          <table:table-cell office:value-type="string" calcext:value-type="string">
            <text:p>08.09.2025</text:p>
          </table:table-cell>
          <table:table-cell office:value-type="float" office:value="363" calcext:value-type="float">
            <text:p>363</text:p>
          </table:table-cell>
          <table:table-cell office:value-type="currency" office:currency="EUR" office:value="500" calcext:value-type="currency">
            <text:p>500.00 €</text:p>
          </table:table-cell>
          <table:table-cell table:style-name="ce14" table:formula="of:=[.D104]*21%" office:value-type="currency" office:currency="EUR" office:value="105" calcext:value-type="currency">
            <text:p>105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Pieter.01.pdf</text:p>
          </table:table-cell>
          <table:table-cell office:value-type="string" calcext:value-type="string">
            <text:p>16.09.2025</text:p>
          </table:table-cell>
          <table:table-cell office:value-type="float" office:value="314" calcext:value-type="float">
            <text:p>314</text:p>
          </table:table-cell>
          <table:table-cell office:value-type="currency" office:currency="EUR" office:value="426.41" calcext:value-type="currency">
            <text:p>426.41 €</text:p>
          </table:table-cell>
          <table:table-cell table:style-name="ce14" table:formula="of:=[.D105]*21%" office:value-type="currency" office:currency="EUR" office:value="89.5461" calcext:value-type="currency">
            <text:p>89.55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Pieter.02.pdf</text:p>
          </table:table-cell>
          <table:table-cell office:value-type="string" calcext:value-type="string">
            <text:p>16.09.2025</text:p>
          </table:table-cell>
          <table:table-cell office:value-type="float" office:value="286" calcext:value-type="float">
            <text:p>286</text:p>
          </table:table-cell>
          <table:table-cell office:value-type="currency" office:currency="EUR" office:value="4000" calcext:value-type="currency">
            <text:p>4,000.00 €</text:p>
          </table:table-cell>
          <table:table-cell table:style-name="ce14" table:formula="of:=[.D106]*21%" office:value-type="currency" office:currency="EUR" office:value="840" calcext:value-type="currency">
            <text:p>840.00 €</text:p>
          </table:table-cell>
          <table:table-cell table:number-columns-repeated="5"/>
          <table:table-cell table:style-name="ce2" table:number-columns-repeated="16374"/>
        </table:table-row>
        <table:table-row table:style-name="ro2">
          <table:table-cell office:value-type="string" calcext:value-type="string">
            <text:p>2025.09.Yorik.pdf</text:p>
          </table:table-cell>
          <table:table-cell office:value-type="string" calcext:value-type="string">
            <text:p>05.09.2025</text:p>
          </table:table-cell>
          <table:table-cell office:value-type="float" office:value="116" calcext:value-type="float">
            <text:p>116</text:p>
          </table:table-cell>
          <table:table-cell office:value-type="currency" office:currency="EUR" office:value="357" calcext:value-type="currency">
            <text:p>357.00 €</text:p>
          </table:table-cell>
          <table:table-cell/>
          <table:table-cell table:formula="of:=[.D107]*21%" office:value-type="currency" office:currency="EUR" office:value="74.97" calcext:value-type="currency">
            <text:p>74.97 €</text:p>
          </table:table-cell>
          <table:table-cell table:number-columns-repeated="4"/>
          <table:table-cell table:style-name="ce2" table:number-columns-repeated="16374"/>
        </table:table-row>
        <table:table-row table:style-name="ro2">
          <table:table-cell table:number-columns-repeated="10"/>
          <table:table-cell table:style-name="ce2" table:number-columns-repeated="16374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0"/>
          <table:table-cell table:style-name="ce12"/>
          <table:table-cell table:style-name="ce18" table:formula="of:=SUM([.D85:.D107])" office:value-type="currency" office:currency="EUR" office:value="17197.81" calcext:value-type="currency">
            <text:p>17,197.81 €</text:p>
          </table:table-cell>
          <table:table-cell table:style-name="ce18" table:formula="of:=SUM([.E85:.E107])" office:value-type="currency" office:currency="EUR" office:value="2701.5093" calcext:value-type="currency">
            <text:p>2,701.51 €</text:p>
          </table:table-cell>
          <table:table-cell table:style-name="ce18" table:formula="of:=SUM([.F85:.F107])" office:value-type="currency" office:currency="EUR" office:value="224.8008" calcext:value-type="currency">
            <text:p>224.80 €</text:p>
          </table:table-cell>
          <table:table-cell table:style-name="ce18" table:formula="of:=SUM([.G87:.G107])" office:value-type="currency" office:currency="EUR" office:value="0" calcext:value-type="currency">
            <text:p>0.00 €</text:p>
          </table:table-cell>
          <table:table-cell table:number-columns-repeated="3"/>
          <table:table-cell table:style-name="ce2" table:number-columns-repeated="16374"/>
        </table:table-row>
        <table:table-row table:style-name="ro2">
          <table:table-cell/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ce4" office:value-type="string" calcext:value-type="string">
            <text:p>VAT returns</text:p>
          </table:table-cell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Default"/>
          <table:table-cell table:style-name="ce9"/>
          <table:table-cell table:number-columns-repeated="8"/>
          <table:table-cell table:style-name="ce2" table:number-columns-repeated="16374"/>
        </table:table-row>
        <table:table-row table:style-name="ro2">
          <table:table-cell table:style-name="ce5" office:value-type="string" calcext:value-type="string">
            <text:p>Operations with belgian VAT number</text:p>
          </table:table-cell>
          <table:table-cell table:style-name="ce9"/>
          <table:table-cell table:style-name="ce13" office:value-type="string" calcext:value-type="string">
            <text:p>Case 82</text:p>
          </table:table-cell>
          <table:table-cell table:style-name="ce18" table:formula="of:=[.D107]+[.D97]+[.D90]" office:value-type="currency" office:currency="EUR" office:value="1070.48" calcext:value-type="currency">
            <text:p>1,070.48 €</text:p>
          </table:table-cell>
          <table:table-cell table:number-columns-repeated="2"/>
          <table:table-cell table:style-name="ce21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VAT paid over case 82</text:p>
          </table:table-cell>
          <table:table-cell/>
          <table:table-cell table:style-name="ce14" office:value-type="string" calcext:value-type="string">
            <text:p>Case 59</text:p>
          </table:table-cell>
          <table:table-cell table:style-name="ce18" table:formula="of:=[.F109]+[.G109]" office:value-type="currency" office:currency="EUR" office:value="224.8008" calcext:value-type="currency">
            <text:p>224.80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Reverse-charged operations</text:p>
          </table:table-cell>
          <table:table-cell/>
          <table:table-cell table:style-name="ce14" office:value-type="string" calcext:value-type="string">
            <text:p>Case 86</text:p>
          </table:table-cell>
          <table:table-cell table:style-name="ce18" table:formula="of:=[.D85]+[.D86]+[.D87]+[.D89]+[.D91]+[.D92]+[.D93]+[.D96]+[.D98]+[.D99]+[.D100]+[.D102]+[.D104]+[.D105]+[.D106]" office:value-type="currency" office:currency="EUR" office:value="12864.33" calcext:value-type="currency">
            <text:p>12,864.33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Reverse-charged VAT to pay over case 86</text:p>
          </table:table-cell>
          <table:table-cell/>
          <table:table-cell table:style-name="ce14" office:value-type="string" calcext:value-type="string">
            <text:p>Case 55</text:p>
          </table:table-cell>
          <table:table-cell table:style-name="ce18" table:formula="of:=[.E109]" office:value-type="currency" office:currency="EUR" office:value="2701.5093" calcext:value-type="currency">
            <text:p>2,701.51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Amount to be paid (case 55 – case 59)</text:p>
          </table:table-cell>
          <table:table-cell/>
          <table:table-cell table:style-name="ce14" office:value-type="string" calcext:value-type="string">
            <text:p>Case 71</text:p>
          </table:table-cell>
          <table:table-cell table:style-name="ce18" table:formula="of:=[.D116]-[.D114]" office:value-type="currency" office:currency="EUR" office:value="2476.7085" calcext:value-type="currency">
            <text:p>2,476.71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office:value-type="string" calcext:value-type="string">
            <text:p>Amount in our VAT balance after 2025Q2</text:p>
          </table:table-cell>
          <table:table-cell/>
          <table:table-cell table:style-name="ce14"/>
          <table:table-cell table:style-name="ce18" office:value-type="currency" office:currency="EUR" office:value="0" calcext:value-type="currency">
            <text:p>0.00 €</text:p>
          </table:table-cell>
          <table:table-cell table:style-name="ce14"/>
          <table:table-cell/>
          <table:table-cell table:style-name="ce2"/>
          <table:table-cell table:number-columns-repeated="3"/>
          <table:table-cell table:style-name="ce2" table:number-columns-repeated="16374"/>
        </table:table-row>
        <table:table-row table:style-name="ro2">
          <table:table-cell table:style-name="Default" office:value-type="string" calcext:value-type="string">
            <text:p>Amount to be paid effectively</text:p>
          </table:table-cell>
          <table:table-cell table:style-name="Default" table:number-columns-repeated="2"/>
          <table:table-cell table:style-name="ce18" table:formula="of:=[.D117]-[.D118]" office:value-type="currency" office:currency="EUR" office:value="2476.7085" calcext:value-type="currency">
            <text:p>2,476.71 €</text:p>
          </table:table-cell>
          <table:table-cell table:style-name="Default" table:number-columns-repeated="3"/>
          <table:table-cell table:number-columns-repeated="3"/>
          <table:table-cell table:style-name="ce2" table:number-columns-repeated="16374"/>
        </table:table-row>
        <table:table-row table:style-name="ro2" table:number-rows-repeated="1048456">
          <table:table-cell table:number-columns-repeated="10"/>
          <table:table-cell table:style-name="ce2" table:number-columns-repeated="16374"/>
        </table:table-row>
        <table:table-row table:style-name="ro2">
          <table:table-cell table:number-columns-repeated="10"/>
          <table:table-cell table:style-name="ce2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0">00/00/0000</text:date>, <text:time style:data-style-name="N2" text:time-value="09:05:18.639667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Yorik van Havre</meta:initial-creator>
    <meta:creation-date>2025-04-08T10:25:43.430728476</meta:creation-date>
    <meta:generator>LibreOffice/25.8.1.1$Linux_X86_64 LibreOffice_project/580$Build-1</meta:generator>
    <dc:date>2025-10-10T09:36:07.264157328</dc:date>
    <dc:creator>Yorik van Havre</dc:creator>
    <meta:editing-duration>PT1H9M20S</meta:editing-duration>
    <meta:editing-cycles>8</meta:editing-cycles>
    <meta:document-statistic meta:table-count="1" meta:cell-count="413" meta:object-count="0"/>
  </office:meta>
</office:document-meta>
</file>